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89" style:family="table-cell" style:parent-style-name="Default" style:data-style-name="N100">
      <style:table-cell-properties fo:border-bottom="none" fo:background-color="#ffff99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9" table:default-cell-style-name="ce134"/>
        <table:table-column table:style-name="co10" table:number-columns-repeated="3" table:default-cell-style-name="ce134"/>
        <table:table-column table:style-name="co9" table:default-cell-style-name="ce134"/>
        <table:table-column table:style-name="co10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1H55M00S" calcext:value-type="time">
            <text:p>01:55</text:p>
          </table:table-cell>
          <table:table-cell table:style-name="ce128" table:formula="of:=['8. Finalization'.$J$3]" office:value-type="time" office:time-value="PT21H05M00S" calcext:value-type="time">
            <text:p>21:0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62" table:number-columns-repeated="1003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string" calcext:value-type="string">
            <text:p>2017-09-xx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0</text:p>
          </table:table-cell>
          <table:table-cell table:style-name="ce133" office:value-type="string" calcext:value-type="string">
            <text:p>3.5.16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7</text:p>
          </table:table-cell>
          <table:table-cell table:style-name="ce137"/>
          <table:table-cell table:number-columns-repeated="2" table:style-name="ce23" office:value-type="string" calcext:value-type="string">
            <text:p>1.5.1</text:p>
          </table:table-cell>
          <table:table-cell table:style-name="ce23" office:value-type="string" calcext:value-type="string">
            <text:p>1.2.1</text:p>
          </table:table-cell>
          <table:table-cell table:style-name="ce137"/>
          <table:table-cell table:style-name="ce189" office:value-type="string" calcext:value-type="string">
            <text:p>1xxx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63" table:number-columns-repeated="1003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63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39"/>
        <table:table-column table:style-name="co17" table:default-cell-style-name="ce245"/>
        <table:table-column table:style-name="co17" table:default-cell-style-name="ce239"/>
        <table:table-column table:style-name="co17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9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49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7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1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2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4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4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5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7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7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8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0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1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2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36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5])+[.G36]" office:value-type="time" office:time-value="PT07H30M00S" calcext:value-type="time">
            <text:p>07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37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39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3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48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49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0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1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2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3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YAT.Domain.Test (5'30'')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    &gt; Transmission (9'30'')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        &gt; One/Two/Repeating (8'00'')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both failed tests: Close Nunit, reconfigure USB Hubs, then run first failed test again, then redo for second fail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0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YAT.Model.Test.Transmission.Repeating.LoopbackSelfs fail at '*TwoWay' because Rx results in additional line(s) (DirChangeLineBreak)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80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79])+[.G80]" office:value-type="time" office:time-value="PT13H30M00S" calcext:value-type="time">
            <text:p>13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80]; COUNTA([.C$81:.C81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80]; COUNTA([.C$81:.C83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39"/>
        <table:table-column table:style-name="co17" table:default-cell-style-name="ce245"/>
        <table:table-column table:style-name="co17" table:default-cell-style-name="ce239"/>
        <table:table-column table:style-name="co17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59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59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\MKY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\NUni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\YAT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above versions, e.g. '1.99.33' and replace them according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2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4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5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7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Also note that test cases must be ran, the explicit test fixture cannot be r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3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4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5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2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55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4])+[.G55]" office:value-type="time" office:time-value="PT14H25M00S" calcext:value-type="time">
            <text:p>14:2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5]; COUNTA([.C$56:.C56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58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7])+[.G58]" office:value-type="time" office:time-value="PT14H55M00S" calcext:value-type="time">
            <text:p>14:5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8]; COUNTA([.C$59:.C59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8]; COUNTA([.C$59:.C67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8]; COUNTA([.C$59:.C74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76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5])+[.G76]" office:value-type="time" office:time-value="PT15H05M00S" calcext:value-type="time">
            <text:p>15:0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76]; COUNTA([.C$77:.C77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76]; COUNTA([.C$77:.C78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76]; COUNTA([.C$77:.C79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1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0])+[.G81]" office:value-type="time" office:time-value="PT15H10M00S" calcext:value-type="time">
            <text:p>15:1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1]; COUNTA([.C$82:.C83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39"/>
        <table:table-column table:style-name="co17" table:default-cell-style-name="ce245"/>
        <table:table-column table:style-name="co17" table:default-cell-style-name="ce239"/>
        <table:table-column table:style-name="co17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2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62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7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26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4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7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6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5])+[.G36]" office:value-type="time" office:time-value="PT16H30M00S" calcext:value-type="time">
            <text:p>16:3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36]; COUNTA([.C$37:.C37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36]; COUNTA([.C$37:.C41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36]; COUNTA([.C$37:.C43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5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0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9])+[.G80]" office:value-type="time" office:time-value="PT16H40M00S" calcext:value-type="time">
            <text:p>16:4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80]; COUNTA([.C$81:.C81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115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/>
          <table:table-cell table:style-name="ce221" table:formula="of:=CONCATENATE([.B$80]; COUNTA([.C$81:.C87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80]; COUNTA([.C$81:.C93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2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2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0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9])+[.G10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1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2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0]; COUNTA([.C$11:.C13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0]; COUNTA([.C$11:.C14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9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8])+[.G19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0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2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4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9]; COUNTA([.C$20:.C27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9]; COUNTA([.C$20:.C31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39"/>
        <table:table-column table:style-name="co17" table:default-cell-style-name="ce245"/>
        <table:table-column table:style-name="co17" table:default-cell-style-name="ce239"/>
        <table:table-column table:style-name="co17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499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499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1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0])+[.G11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1]; COUNTA([.C$12:.C12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0])+[.G14]" office:value-type="time" office:time-value="PT17H55M00S" calcext:value-type="time">
            <text:p>17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4]; COUNTA([.C$15:.C15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39"/>
        <table:table-column table:style-name="co17" table:default-cell-style-name="ce245"/>
        <table:table-column table:style-name="co17" table:default-cell-style-name="ce239"/>
        <table:table-column table:style-name="co17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4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4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9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6])+[.G1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8]; COUNTA([.C$19:.C20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_binaries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_binaries.zip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39"/>
        <table:table-column table:style-name="co17" table:default-cell-style-name="ce245"/>
        <table:table-column table:style-name="co17" table:default-cell-style-name="ce239"/>
        <table:table-column table:style-name="co17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4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4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2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7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6])+[.G17]" office:value-type="time" office:time-value="PT18H55M00S" calcext:value-type="time">
            <text:p>18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2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upload release notes to the archive fold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25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4])+[.G25]" office:value-type="time" office:time-value="PT19H05M00S" calcext:value-type="time">
            <text:p>19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5]; COUNTA([.C$26:.C26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5]; COUNTA([.C$26:.C28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5]; COUNTA([.C$26:.C29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5]; COUNTA([.C$26:.C31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4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3])+[.G34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4]; COUNTA([.C$35:.C35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71"/>
        <table:table-column table:style-name="co16" table:default-cell-style-name="Default"/>
        <table:table-column table:style-name="co5" table:default-cell-style-name="Default"/>
        <table:table-column table:style-name="co17" table:default-cell-style-name="ce239"/>
        <table:table-column table:style-name="co17" table:default-cell-style-name="ce245"/>
        <table:table-column table:style-name="co17" table:default-cell-style-name="ce239"/>
        <table:table-column table:style-name="co17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39])" office:value-type="time" office:time-value="PT01H55M00S" calcext:value-type="time">
            <text:p>01:55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39])" office:value-type="time" office:time-value="PT21H05M00S" calcext:value-type="time">
            <text:p>21:0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5])+[.G16]" office:value-type="time" office:time-value="PT19H45M00S" calcext:value-type="time">
            <text:p>19:4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6]; COUNTA([.C$17:.C17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6]; COUNTA([.C$17:.C20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6]; COUNTA([.C$17:.C21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6]; COUNTA([.C$17:.C22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3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5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6]; COUNTA([.C$17:.C27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6]; COUNTA([.C$17:.C28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Has not been necessary for recent releases, but consider recent settings chang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1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30])+[.G31]" office:value-type="time" office:time-value="PT19H50M00S" calcext:value-type="time">
            <text:p>19:5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31]; COUNTA([.C$32:.C32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1]; COUNTA([.C$32:.C33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35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4])+[.G35]" office:value-type="time" office:time-value="PT20H05M00S" calcext:value-type="time">
            <text:p>20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35]; COUNTA([.C$36:.C36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7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8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39]); &quot;.&quot;)" office:value-type="string" office:string-value="8.4.4." calcext:value-type="string">
            <text:p>8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0]); &quot;.&quot;)" office:value-type="string" office:string-value="8.4.5." calcext:value-type="string">
            <text:p>8.4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2]); &quot;.&quot;)" office:value-type="string" office:string-value="8.4.6." calcext:value-type="string">
            <text:p>8.4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3]); &quot;.&quot;)" office:value-type="string" office:string-value="8.4.7." calcext:value-type="string">
            <text:p>8.4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4]); &quot;.&quot;)" office:value-type="string" office:string-value="8.4.8." calcext:value-type="string">
            <text:p>8.4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5]); &quot;.&quot;)" office:value-type="string" office:string-value="8.4.9." calcext:value-type="string">
            <text:p>8.4.9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5]; COUNTA([.C$36:.C46]); &quot;.&quot;)" office:value-type="string" office:string-value="8.4.10." calcext:value-type="string">
            <text:p>8.4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"Debug" as the active solution configura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35]; COUNTA([.C$36:.C47]); &quot;.&quot;)" office:value-type="string" office:string-value="8.4.11." calcext:value-type="string">
            <text:p>8.4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9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8])+[.G49]" office:value-type="time" office:time-value="PT20H20M00S" calcext:value-type="time">
            <text:p>20:2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49]; COUNTA([.C$50:.C50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9]; COUNTA([.C$50:.C52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9]; COUNTA([.C$50:.C53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55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4])+[.G55]" office:value-type="time" office:time-value="PT20H35M00S" calcext:value-type="time">
            <text:p>20:3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56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5]; COUNTA([.C$56:.C57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59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0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5]; COUNTA([.C$56:.C62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3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5]; COUNTA([.C$56:.C64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6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7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5]; COUNTA([.C$56:.C69]); &quot;.&quot;)" office:value-type="string" office:string-value="8.6.10." calcext:value-type="string">
            <text:p>8.6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55]; COUNTA([.C$56:.C71]); &quot;.&quot;)" office:value-type="string" office:string-value="8.6.11." calcext:value-type="string">
            <text:p>8.6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5]; COUNTA([.C$56:.C73]); &quot;.&quot;)" office:value-type="string" office:string-value="8.6.12." calcext:value-type="string">
            <text:p>8.6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75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74])+[.G75]" office:value-type="time" office:time-value="PT20H40M00S" calcext:value-type="time">
            <text:p>20:4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75]; COUNTA([.C$76:.C76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/>
          <table:table-cell table:style-name="ce219" table:formula="of:=CONCATENATE([.A$3]; &quot;.&quot;; COUNTA([.B$5:.B78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74])+[.G78]" office:value-type="time" office:time-value="PT21H05M00S" calcext:value-type="time">
            <text:p>21:0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78]; COUNTA([.C$79:.C79]); &quot;.&quot;)" office:value-type="string" office:string-value="8.8.1." calcext:value-type="string">
            <text:p>8.8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w automatically</text:p>
          </table:table-cell>
          <table:table-cell table:number-columns-repeated="1019"/>
        </table:table-row>
        <table:table-row table:style-name="ro5" table:number-rows-repeated="6546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3">00.00.0000</text:date>, <text:time style:data-style-name="N2" text:time-value="11:37:20.45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3H56M6S</meta:editing-duration>
    <meta:editing-cycles>251</meta:editing-cycles>
    <meta:generator>LibreOffice/5.3.0.3$Windows_X86_64 LibreOffice_project/7074905676c47b82bbcfbea1aeefc84afe1c50e1</meta:generator>
    <meta:initial-creator>Matthias Kläy</meta:initial-creator>
    <dc:date>2017-10-13T14:40:27.687000000</dc:date>
    <meta:print-date>2017-06-05T16:04:38.085000000</meta:print-date>
    <meta:document-statistic meta:table-count="9" meta:cell-count="1107" meta:object-count="0"/>
  </office:meta>
</office:document-meta>
</file>